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DF000001E665E03624.png" manifest:media-type=""/>
  <manifest:file-entry manifest:full-path="Pictures/10000000000001A6000001C74D399A6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24cm, 0.299cm, 0cm, 0.189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svg:stroke-color="#ff3333" draw:fill="hatch" draw:fill-hatch-name="Black_20_-45_20_Degrees" draw:textarea-horizontal-align="justify" draw:textarea-vertical-align="middle" draw:auto-grow-height="false"/>
    </style:style>
    <style:style style:name="gr6" style:family="graphic" style:parent-style-name="standard">
      <style:graphic-properties svg:stroke-color="#ff3333" draw:fill="solid" draw:fill-color="#000000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14cm, 0.162cm, 0.513cm, 0.47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小腿下段" draw:style-name="dp1" draw:master-page-name="默认">
        <draw:frame draw:style-name="gr1" draw:text-style-name="P1" draw:layer="layout" svg:width="9.5cm" svg:height="4.4cm" svg:x="1.1cm" svg:y="1.1cm">
          <draw:image xlink:href="Pictures/10000000000001A6000001C74D399A69.jpg" xlink:type="simple" xlink:show="embed" xlink:actuate="onLoad">
            <text:p/>
          </draw:image>
        </draw:frame>
        <draw:custom-shape draw:style-name="gr2" draw:text-style-name="P1" draw:layer="layout" svg:width="1.4cm" svg:height="1.044cm" svg:x="1.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644cm" svg:x="7.2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144cm" svg:x="6.5cm" svg:y="1.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cm" svg:height="6.347cm" svg:x="6.4cm" svg:y="5.7cm">
          <draw:image xlink:href="Pictures/10000000000002DF000001E665E03624.png" xlink:type="simple" xlink:show="embed" xlink:actuate="onLoad">
            <text:p/>
          </draw:image>
        </draw:frame>
        <draw:g>
          <draw:line draw:style-name="gr4" draw:text-style-name="P1" draw:layer="layout" svg:x1="3.472cm" svg:y1="3.02cm" svg:x2="5.6cm" svg:y2="3.02cm">
            <text:p/>
          </draw:line>
          <draw:custom-shape draw:style-name="gr5" draw:text-style-name="P1" draw:layer="layout" svg:width="1.293cm" svg:height="0.071cm" svg:x="2.179cm" svg:y="2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52cm" svg:height="0.142cm" svg:x="2.114cm" svg:y="2.9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4" draw:text-style-name="P1" draw:layer="layout" svg:x1="8.126cm" svg:y1="3.106cm" svg:x2="6cm" svg:y2="3.199cm">
            <text:p/>
          </draw:line>
          <draw:custom-shape draw:style-name="gr5" draw:text-style-name="P1" draw:layer="layout" svg:width="1.293cm" svg:height="0.071cm" draw:transform="rotate (-3.09778488936474) translate (9.419cm 3.0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152cm" svg:height="0.142cm" draw:transform="rotate (-3.09778488936474) translate (9.485cm 3.1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小腿中段" draw:style-name="dp1" draw:master-page-name="默认">
        <draw:frame draw:style-name="gr7" draw:text-style-name="P1" draw:layer="layout" svg:width="8.4cm" svg:height="5.1cm" svg:x="1cm" svg:y="1cm">
          <draw:image xlink:href="Pictures/10000000000001A6000001C74D399A6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0T22:59:26.706416000</meta:creation-date>
    <dc:date>2013-10-31T00:33:39.000117000</dc:date>
    <meta:editing-duration>PT43M21S</meta:editing-duration>
    <meta:editing-cycles>12</meta:editing-cycles>
    <meta:generator>LibreOffice/4.1.1.2$MacOSX_x86 LibreOffice_project/7e4286b58adc75a14f6d83f53a03b6c11fa2903</meta:generator>
    <meta:document-statistic meta:object-count="14"/>
  </office:meta>
</office:document-meta>
</file>